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Hindi1" svg:font-family="'Lohit Hindi'"/>
    <style:font-face style:name="宋体" svg:font-family="宋体, SimSun" style:font-pitch="variable"/>
    <style:font-face style:name="黑体" svg:font-family="黑体, SimHei" style:font-pitch="variable"/>
    <style:font-face style:name="DejaVu Serif" svg:font-family="'DejaVu Serif'" style:font-family-generic="roman" style:font-pitch="variable"/>
    <style:font-face style:name="DejaVu Serif1" svg:font-family="'DejaVu Serif', 'MS Mincho'" style:font-family-generic="roman" style:font-pitch="variable"/>
    <style:font-face style:name="DejaVu Sans" svg:font-family="'DejaVu Sans'" style:font-family-generic="swiss" style:font-pitch="variable"/>
    <style:font-face style:name="DejaVu Sans2" svg:font-family="'DejaVu Sans', 'MS PGothic'"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宋体" style:font-name-asian="宋体" style:font-name-complex="宋体"/>
    </style:style>
    <style:style style:name="P2" style:family="paragraph" style:parent-style-name="Standard">
      <style:paragraph-properties fo:margin-left="0cm" fo:margin-right="0cm" fo:text-indent="0.847cm" style:auto-text-indent="false"/>
      <style:text-properties style:font-name="宋体" style:font-name-asian="宋体"/>
    </style:style>
    <style:style style:name="P3" style:family="paragraph" style:parent-style-name="Standard">
      <style:paragraph-properties fo:margin-left="0cm" fo:margin-right="0cm" fo:text-indent="0.847cm" style:auto-text-indent="false"/>
      <style:text-properties style:font-name="宋体" style:font-name-asian="宋体" style:font-name-complex="宋体"/>
    </style:style>
    <style:style style:name="P4" style:family="paragraph" style:parent-style-name="Standard">
      <style:paragraph-properties fo:margin-left="0cm" fo:margin-right="0cm" fo:text-indent="0.847cm" style:auto-text-indent="false"/>
      <style:text-properties style:font-name="宋体" fo:background-color="transparent" style:font-name-asian="宋体" style:font-name-complex="宋体"/>
    </style:style>
    <style:style style:name="P5" style:family="paragraph" style:parent-style-name="Standard">
      <style:paragraph-properties fo:margin-left="0cm" fo:margin-right="0cm" fo:text-indent="0.847cm" style:auto-text-indent="false"/>
      <style:text-properties fo:background-color="#ffff00"/>
    </style:style>
    <style:style style:name="P6" style:family="paragraph" style:parent-style-name="Standard" style:master-page-name="Standard">
      <style:paragraph-properties fo:text-align="center" style:justify-single-word="false" style:page-number="auto"/>
      <style:text-properties style:font-name="黑体" fo:font-size="22pt" fo:font-weight="bold" style:font-name-asian="黑体" style:font-size-asian="22pt" style:font-weight-asian="bold" style:font-size-complex="22pt"/>
    </style:style>
    <style:style style:name="P7" style:family="paragraph" style:parent-style-name="Standard" style:list-style-name="WW8Num2">
      <style:text-properties style:font-name="宋体" style:font-name-asian="宋体" style:font-name-complex="宋体"/>
    </style:style>
    <style:style style:name="P8" style:family="paragraph" style:parent-style-name="Standard">
      <style:paragraph-properties fo:text-align="center" style:justify-single-word="false"/>
    </style:style>
    <style:style style:name="P9" style:family="paragraph" style:parent-style-name="Standard" style:list-style-name="WW8Num2">
      <style:paragraph-properties fo:margin-left="0cm" fo:margin-right="0cm" fo:text-indent="0cm" style:auto-text-indent="false"/>
      <style:text-properties style:font-name="宋体" style:font-name-asian="宋体" style:font-name-complex="宋体"/>
    </style:style>
    <style:style style:name="P10" style:family="paragraph" style:parent-style-name="Standard">
      <style:paragraph-properties fo:margin-left="0cm" fo:margin-right="0cm" fo:text-indent="0.847cm" style:auto-text-indent="false"/>
    </style:style>
    <style:style style:name="P11" style:family="paragraph">
      <style:paragraph-properties fo:text-align="center"/>
    </style:style>
    <style:style style:name="P12" style:family="paragraph">
      <style:paragraph-properties fo:text-align="center" style:writing-mode="lr-tb"/>
    </style:style>
    <style:style style:name="T1" style:family="text">
      <style:text-properties style:font-name-complex="宋体"/>
    </style:style>
    <style:style style:name="T2" style:family="text">
      <style:text-properties style:font-name-complex="DejaVu Serif1"/>
    </style:style>
    <style:style style:name="T3" style:family="text">
      <style:text-properties style:font-name-complex="DejaVu Sans2"/>
    </style:style>
    <style:style style:name="T4" style:family="text">
      <style:text-properties style:font-name="宋体" style:font-name-asian="宋体" style:font-name-complex="宋体"/>
    </style:style>
    <style:style style:name="T5" style:family="text">
      <style:text-properties style:font-name="宋体" fo:background-color="transparent" style:font-name-asian="宋体" style:font-name-complex="宋体"/>
    </style:style>
    <style:style style:name="T6" style:family="text">
      <style:text-properties style:font-name="宋体" fo:font-size="14pt" style:font-name-asian="宋体" style:font-size-asian="14pt" style:font-name-complex="宋体" style:font-size-complex="14pt"/>
    </style:style>
    <style:style style:name="T7" style:family="text">
      <style:text-properties fo:font-size="14pt" style:font-size-asian="14pt" style:font-size-complex="14pt"/>
    </style: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9"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基于云平台的加密无线网络传输系统</text:p>
      <text:p text:style-name="P1">摘要：</text:p>
      <text:p text:style-name="P4">系统由被控端和控制端组成，两终端均基于TI公司DSP设计，端到端数据传输均实现Rijndael加密。通过云平台上经纬度信息和声纹识别的融合加密，实现可应对监控对象与监控设备（故意）脱离的远程监控。被控端将其所在经纬度位置信息和语音应答加密，经云端声纹验证身份后将信息重加密发送到控制端，控制端将被控端位置信息、声纹验证结果显示在LCD上，发现异常时发出警报，控制用户亦可发出与被监控对象的声纹验证要求或对话要求。</text:p>
      <text:list xml:id="list21866440911" text:style-name="WW8Num2">
        <text:list-item>
          <text:p text:style-name="P7">功能</text:p>
        </text:list-item>
      </text:list>
      <text:p text:style-name="P3">在加密无线网络传输系统中，通过GPS定位和声纹识别的结合，实现对监控对象的实时远程监控。</text:p>
      <text:list xml:id="list1642887665" text:continue-numbering="true" text:style-name="WW8Num2">
        <text:list-item>
          <text:p text:style-name="P7">系统设计</text:p>
        </text:list-item>
      </text:list>
      <text:p text:style-name="P3">被控端：提取被控端的GPS模块发出的数据包中的时间、经纬度信息，接收云平台传来、<text:span text:style-name="T3">语音内容</text:span>识别后的控制用户语音信息并采集语音回应，通过GPRS将加密后信息传到云平台。</text:p>
      <text:p text:style-name="P2"><text:span text:style-name="T1">控制端：采集控制用户的语音命令，通过GPRS加密传到云平台；通过GPRS模块接收云平台传来的密文，解密后，L</text:span><text:span text:style-name="T2">CD</text:span><text:span text:style-name="T3">显示</text:span><text:span text:style-name="T1">云平台计算</text:span><text:span text:style-name="T3">返回的声纹验证结果和经纬度、时间信息，扬声器播放语音内容识别后被监控对象的语音信息。</text:span></text:p>
      <text:p text:style-name="P10"><text:span text:style-name="T4">云平台：1.解密被控端的语音信息，</text:span>采用MFCC参数提取说话人声纹特征参数，与云平台特征库进行匹配计算，返回验证结果；2.识别语音内容，<text:span text:style-name="T4">通过判断内容是否切合当前控制用户的语音问题，阻止录音回放的欺诈，返回语音内容信息和验证结果；3.将声纹验证结果、语音内容、被控端传来的时间、经纬度信息用</text:span><text:span text:style-name="T5">Rijndael算法融合加密，传往控制端。</text:span></text:p>
      <text:p text:style-name="P5"><text:span text:style-name="T4">核心技术：云平台上声纹特征参数的提取、加密算法的融合。</text:span></text:p>
      <text:p text:style-name="P3">传输系统框图概要:被控端→云端→控制端（具体参见：系统实现框图）</text:p>
      <text:list xml:id="list1730793803" text:continue-numbering="true" text:style-name="WW8Num2">
        <text:list-item>
          <text:p text:style-name="P9"><draw:line text:anchor-type="char" draw:z-index="46" draw:style-name="gr6" draw:text-style-name="P12" svg:x1="1.542cm" svg:y1="6.126cm" svg:x2="1.542cm" svg:y2="6.258cm"><text:p/></draw:line>应用领域：</text:p>
        </text:list-item>
      </text:list>
      <text:p text:style-name="P10"><draw:line text:anchor-type="paragraph" draw:z-index="38" draw:style-name="gr5" draw:text-style-name="P11" svg:x1="1.542cm" svg:y1="6.126cm" svg:x2="1.542cm" svg:y2="6.258cm"><text:p/></draw:line><draw:rect text:anchor-type="paragraph" draw:z-index="29" draw:style-name="gr1" draw:text-style-name="P11" svg:width="2.408cm" svg:height="1.006cm" svg:x="6.384cm" svg:y="3.374cm"><text:p text:style-name="P11">语音解密</text:p><text:p text:style-name="P11">声纹验证模块</text:p></draw:rect><draw:rect text:anchor-type="paragraph" draw:z-index="0" draw:style-name="gr1" draw:text-style-name="P11" svg:width="2.17cm" svg:height="1.041cm" svg:x="7.812cm" svg:y="5.218cm"><text:p text:style-name="P11">密钥管理模块</text:p></draw:rect><draw:rect text:anchor-type="paragraph" draw:z-index="30" draw:style-name="gr1" draw:text-style-name="P11" svg:width="1.906cm" svg:height="1.006cm" svg:x="5.51cm" svg:y="5.2cm"><text:p text:style-name="P11">重加密模块</text:p></draw:rect><text:span text:style-name="T4">对外勤人员、社区矫正人员、儿童和老人等进行全程跟踪 与监管,解决现有监控设备“ 只认设备,不认人”的缺陷，防止被监控对象故意脱离监控设备，在发现监控对象偏离预定路线或与被控端设备脱离的异常后及时报警。</text:span></text:p>
      <text:p text:style-name="P10"><text:span text:style-name="T6"/></text:p>
      <text:p text:style-name="P8"><text:span text:style-name="T7">系统实现框图</text:span></text:p>
      <text:p text:style-name="Standard"/>
      <text:p text:style-name="Standard"><draw:rect text:anchor-type="paragraph" draw:z-index="40" draw:style-name="gr3" draw:text-style-name="P11" svg:width="2.567cm" svg:height="1.641cm" svg:x="2.335cm" svg:y="0.295cm"><text:p text:style-name="P11">含位置信息、</text:p><text:p text:style-name="P11">声纹验证结果、</text:p><text:p text:style-name="P11">语音内容的密文2</text:p></draw:rect><draw:rect text:anchor-type="paragraph" draw:z-index="45" draw:style-name="gr3" draw:text-style-name="P11" svg:width="2.567cm" svg:height="1.292cm" svg:x="10.617cm" svg:y="0.379cm"><text:p text:style-name="P11">含位置信息、</text:p><text:p text:style-name="P11">语音内容的密文1</text:p></draw:rect><draw:rect text:anchor-type="paragraph" draw:z-index="75" draw:style-name="gr2" draw:text-style-name="P11" svg:width="4.922cm" svg:height="4.144cm" svg:x="5.299cm" svg:y="0.12cm"><text:p/></draw:rect></text:p>
      <text:p text:style-name="Standard"/>
      <text:p text:style-name="Standard"><draw:custom-shape text:anchor-type="paragraph" draw:z-index="34" draw:style-name="gr4" svg:width="0.398cm" svg:height="0.821cm" svg:x="6.727cm" svg:y="0.39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5" draw:style-name="gr9" svg:width="0.583cm" svg:height="0.535cm" svg:x="13.289cm" svg:y="0.386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66" draw:style-name="gr9" svg:width="0.583cm" svg:height="0.535cm" svg:x="1.542cm" svg:y="0.492cm"><text:p/><draw:enhanced-geometry svg:viewBox="0 0 21600 21600" draw:glue-points="10800 0 0 10800 10800 21600 21600 10800" draw:text-areas="5400 5400 16200 16200" draw:type="diamond" draw:enhanced-path="M 10800 0 L 21600 10800 10800 21600 0 10800 10800 0 Z N"/></draw:custom-shape></text:p>
      <text:p text:style-name="Standard"><draw:line text:anchor-type="paragraph" draw:z-index="43" draw:style-name="gr5" draw:text-style-name="P11" svg:x1="10.194cm" svg:y1="0.427cm" svg:x2="14.083cm" svg:y2="0.453cm"><text:p/></draw:line><draw:line text:anchor-type="paragraph" draw:z-index="44" draw:style-name="gr5" draw:text-style-name="P11" svg:x1="10.194cm" svg:y1="0.427cm" svg:x2="10.617cm" svg:y2="0.189cm"><text:p/></draw:line><draw:custom-shape text:anchor-type="paragraph" draw:z-index="51" draw:style-name="gr7" draw:text-style-name="P11" svg:width="0.371cm" svg:height="0.371cm" svg:x="13.501cm" svg:y="0.056cm"><text:p text:style-name="P11">4</text:p><draw:enhanced-geometry svg:viewBox="0 0 21600 21600" draw:type="rectangle" draw:enhanced-path="M 0 0 L 21600 0 21600 21600 0 21600 0 0 Z N"/></draw:custom-shape><draw:custom-shape text:anchor-type="paragraph" draw:z-index="52" draw:style-name="gr7" draw:text-style-name="P11" svg:width="0.371cm" svg:height="0.371cm" svg:x="7.124cm" svg:y="0.102cm"><text:p text:style-name="P11">5</text:p><draw:enhanced-geometry svg:viewBox="0 0 21600 21600" draw:type="rectangle" draw:enhanced-path="M 0 0 L 21600 0 21600 21600 0 21600 0 0 Z N"/></draw:custom-shape><draw:custom-shape text:anchor-type="paragraph" draw:z-index="53" draw:style-name="gr7" draw:text-style-name="P11" svg:width="0.371cm" svg:height="0.371cm" svg:x="1.542cm" svg:y="0.162cm"><text:p text:style-name="P11">6</text:p><draw:enhanced-geometry svg:viewBox="0 0 21600 21600" draw:type="rectangle" draw:enhanced-path="M 0 0 L 21600 0 21600 21600 0 21600 0 0 Z N"/></draw:custom-shape><draw:line text:anchor-type="paragraph" draw:z-index="73" draw:style-name="gr11" draw:text-style-name="P11" svg:x1="14.083cm" svg:y1="0.453cm" svg:x2="14.083cm" svg:y2="2.868cm"><text:p/></draw:line></text:p>
      <text:p text:style-name="Standard"><draw:line text:anchor-type="paragraph" draw:z-index="42" draw:style-name="gr5" draw:text-style-name="P11" svg:x1="10.194cm" svg:y1="0.171cm" svg:x2="13.739cm" svg:y2="0.197cm"><text:p/></draw:line><draw:line text:anchor-type="paragraph" draw:z-index="39" draw:style-name="gr5" draw:text-style-name="P11" svg:x1="1.542cm" svg:y1="0.039cm" svg:x2="5.273cm" svg:y2="0.039cm"><text:p/></draw:line><draw:line text:anchor-type="paragraph" draw:z-index="35" draw:style-name="gr5" draw:text-style-name="P11" svg:x1="5.273cm" svg:y1="0.25cm" svg:x2="1.886cm" svg:y2="0.25cm"><text:p/></draw:line><draw:line text:anchor-type="paragraph" draw:z-index="37" draw:style-name="gr5" draw:text-style-name="P11" svg:x1="5.272cm" svg:y1="0.25cm" svg:x2="4.902cm" svg:y2="0.462cm"><text:p/></draw:line><draw:rect text:anchor-type="paragraph" draw:z-index="36" draw:style-name="gr3" draw:text-style-name="P11" svg:width="2.567cm" svg:height="1.244cm" svg:x="2.203cm" svg:y="0.277cm"><text:p text:style-name="P11">发出要求声纹</text:p><text:p text:style-name="P11">验证的密文3</text:p></draw:rect><draw:rect text:anchor-type="paragraph" draw:z-index="47" draw:style-name="gr3" draw:text-style-name="P11" svg:width="2.567cm" svg:height="1.244cm" svg:x="10.432cm" svg:y="0.356cm"><text:p text:style-name="P11">发出要求声纹</text:p><text:p text:style-name="P11">验证的密文4</text:p></draw:rect><draw:line text:anchor-type="paragraph" draw:z-index="70" draw:style-name="gr11" draw:text-style-name="P11" svg:x1="1.542cm" svg:y1="0.039cm" svg:x2="1.542cm" svg:y2="2.454cm"><text:p/></draw:line><draw:line text:anchor-type="paragraph" draw:z-index="71" draw:style-name="gr11" draw:text-style-name="P11" svg:x1="1.886cm" svg:y1="0.25cm" svg:x2="1.886cm" svg:y2="2.453cm"><text:p/></draw:line><draw:line text:anchor-type="paragraph" draw:z-index="72" draw:style-name="gr11" draw:text-style-name="P11" svg:x1="13.739cm" svg:y1="0.171cm" svg:x2="13.739cm" svg:y2="2.374cm"><text:p/></draw:line></text:p>
      <text:p text:style-name="Standard"><draw:custom-shape text:anchor-type="paragraph" draw:z-index="59" draw:style-name="gr8" svg:width="0.503cm" svg:height="0.477cm" svg:x="1.886cm" svg:y="0.332cm"><text:p>4</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60" draw:style-name="gr8" svg:width="0.503cm" svg:height="0.477cm" svg:x="13.236cm" svg:y="0.376cm"><text:p>5</text:p><draw:enhanced-geometry svg:viewBox="0 0 21600 21600" draw:glue-points="10800 0 0 10800 10800 21600 21600 10800" draw:text-areas="5400 5400 16200 16200" draw:type="diamond" draw:enhanced-path="M 10800 0 L 21600 10800 10800 21600 0 10800 10800 0 Z N"/></draw:custom-shape></text:p>
      <text:p text:style-name="Standard"/>
      <text:p text:style-name="Standard"><draw:rect text:anchor-type="paragraph" draw:z-index="33" draw:style-name="gr3" draw:text-style-name="P11" svg:width="1.906cm" svg:height="0.583cm" svg:x="6.833cm" svg:y="0.224cm"><text:p text:style-name="P11">云端</text:p></draw:rect><draw:line text:anchor-type="paragraph" draw:z-index="74" draw:style-name="gr5" draw:text-style-name="P11" svg:x1="13.765cm" svg:y1="0.888cm" svg:x2="13.5cm" svg:y2="0.288cm"><text:p/></draw:line></text:p>
      <text:p text:style-name="Standard"><draw:rect text:anchor-type="paragraph" draw:z-index="2" draw:style-name="gr2" draw:text-style-name="P11" svg:width="6.827cm" svg:height="8.101cm" svg:x="0.377cm" svg:y="0.478cm"><text:p/></draw:rect><draw:rect text:anchor-type="paragraph" draw:z-index="1" draw:style-name="gr1" draw:text-style-name="P11" svg:width="6.986cm" svg:height="8.206cm" svg:x="8.553cm" svg:y="0.399cm"><text:p text:style-name="P11"/><text:p text:style-name="P11"/></draw:rect><draw:line text:anchor-type="paragraph" draw:z-index="41" draw:style-name="gr5" draw:text-style-name="P11" svg:x1="1.542cm" svg:y1="0.478cm" svg:x2="1.304cm" svg:y2="0.063cm"><text:p/></draw:line></text:p>
      <text:p text:style-name="Standard"><draw:rect text:anchor-type="paragraph" draw:z-index="6" draw:style-name="gr1" draw:text-style-name="P11" svg:width="2.117cm" svg:height="0.927cm" svg:x="2.6cm" svg:y="0.152cm"><text:p text:style-name="P11">GPRS模块</text:p></draw:rect><draw:rect text:anchor-type="paragraph" draw:z-index="3" draw:style-name="gr1" draw:text-style-name="P11" svg:width="2.117cm" svg:height="0.927cm" svg:x="10.749cm" svg:y="0.072cm"><text:p text:style-name="P11">GPRS模块</text:p></draw:rect></text:p>
      <text:p text:style-name="Standard"/>
      <text:p text:style-name="Standard"><draw:custom-shape text:anchor-type="paragraph" draw:z-index="19" draw:style-name="gr4" svg:width="0.318cm" svg:height="0.803cm" svg:x="3.341cm" svg:y="0.0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8" draw:style-name="gr8" svg:width="0.503cm" svg:height="0.477cm" svg:x="2.838cm" svg:y="0.305cm"><text:p>3</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1" draw:style-name="gr4" svg:width="0.265cm" svg:height="0.803cm" svg:x="3.658cm" svg:y="0.0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7" draw:style-name="gr9" svg:width="0.583cm" svg:height="0.535cm" svg:x="3.923cm" svg:y="0.185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54" draw:style-name="gr7" draw:text-style-name="P11" svg:width="0.371cm" svg:height="0.371cm" svg:x="3.923cm" svg:y="0.349cm"><text:p text:style-name="P11">7</text:p><draw:enhanced-geometry svg:viewBox="0 0 21600 21600" draw:type="rectangle" draw:enhanced-path="M 0 0 L 21600 0 21600 21600 0 21600 0 0 Z N"/></draw:custom-shape><draw:custom-shape text:anchor-type="paragraph" draw:z-index="25" draw:style-name="gr4" svg:width="0.265cm" svg:height="0.856cm" svg:x="11.411cm" svg:y="0.01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1" draw:style-name="gr8" svg:width="0.503cm" svg:height="0.477cm" svg:x="10.908cm" svg:y="0.199cm"><text:p>6</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4" draw:style-name="gr4" svg:width="0.265cm" svg:height="0.856cm" svg:x="11.675cm" svg:y="0.0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4" draw:style-name="gr9" svg:width="0.583cm" svg:height="0.512cm" svg:x="11.94cm" svg:y="0.164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50" draw:style-name="gr7" draw:text-style-name="P11" svg:width="0.371cm" svg:height="0.371cm" svg:x="11.94cm" svg:y="0.305cm"><text:p text:style-name="P11">3</text:p><draw:enhanced-geometry svg:viewBox="0 0 21600 21600" draw:type="rectangle" draw:enhanced-path="M 0 0 L 21600 0 21600 21600 0 21600 0 0 Z N"/></draw:custom-shape></text:p>
      <text:p text:style-name="Standard"><draw:rect text:anchor-type="paragraph" draw:z-index="16" draw:style-name="gr1" draw:text-style-name="P11" svg:width="2.408cm" svg:height="1.006cm" svg:x="2.441cm" svg:y="0.425cm"><text:p text:style-name="P11">加、解密模块</text:p></draw:rect><draw:rect text:anchor-type="paragraph" draw:z-index="28" draw:style-name="gr1" draw:text-style-name="P11" svg:width="2.408cm" svg:height="1.006cm" svg:x="10.564cm" svg:y="0.372cm"><text:p text:style-name="P11">加、解密模块</text:p></draw:rect></text:p>
      <text:p text:style-name="Standard"/>
      <text:p text:style-name="Standard"><draw:custom-shape text:anchor-type="paragraph" draw:z-index="23" draw:style-name="gr4" svg:width="0.212cm" svg:height="1.138cm" svg:x="2.679cm" svg:y="0.44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8" draw:style-name="gr10" svg:width="0.239cm" svg:height="1.059cm" svg:x="2.891cm" svg:y="0.44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2" draw:style-name="gr4" svg:width="0.345cm" svg:height="1.165cm" svg:x="4.187cm" svg:y="0.44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style-name="gr4" svg:width="0.292cm" svg:height="1.271cm" svg:x="12.442cm" svg:y="0.3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 draw:style-name="gr4" svg:width="0.304cm" svg:height="1.244cm" svg:x="10.804cm" svg:y="0.39cm"><text:p/><draw:enhanced-geometry svg:viewBox="0 0 21600 21600" draw:mirror-horizont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6" draw:style-name="gr4" svg:width="0.16cm" svg:height="1.271cm" svg:x="11.107cm" svg:y="0.3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draw:custom-shape text:anchor-type="paragraph" draw:z-index="57" draw:style-name="gr8" svg:width="0.503cm" svg:height="0.477cm" svg:x="3.129cm" svg:y="0.279cm"><text:p>2</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55" draw:style-name="gr7" draw:text-style-name="P11" svg:width="0.371cm" svg:height="0.371cm" svg:x="4.531cm" svg:y="0.34cm"><text:p text:style-name="P11">8</text:p><draw:enhanced-geometry svg:viewBox="0 0 21600 21600" draw:type="rectangle" draw:enhanced-path="M 0 0 L 21600 0 21600 21600 0 21600 0 0 Z N"/></draw:custom-shape><draw:custom-shape text:anchor-type="paragraph" draw:z-index="49" draw:style-name="gr7" draw:text-style-name="P11" svg:width="0.371cm" svg:height="0.371cm" svg:x="12.734cm" svg:y="0.482cm"><text:p text:style-name="P11">2</text:p><draw:enhanced-geometry svg:viewBox="0 0 21600 21600" draw:type="rectangle" draw:enhanced-path="M 0 0 L 21600 0 21600 21600 0 21600 0 0 Z N"/></draw:custom-shape><draw:custom-shape text:anchor-type="paragraph" draw:z-index="62" draw:style-name="gr8" svg:width="0.503cm" svg:height="0.442cm" svg:x="11.266cm" svg:y="0.261cm"><text:p>7</text:p><draw:enhanced-geometry svg:viewBox="0 0 21600 21600" draw:glue-points="10800 0 0 10800 10800 21600 21600 10800" draw:text-areas="5400 5400 16200 16200" draw:type="diamond" draw:enhanced-path="M 10800 0 L 21600 10800 10800 21600 0 10800 10800 0 Z N"/></draw:custom-shape></text:p>
      <text:p text:style-name="Standard"/>
      <text:p text:style-name="Standard"><draw:rect text:anchor-type="paragraph" draw:z-index="15" draw:style-name="gr1" draw:text-style-name="P11" svg:width="2.223cm" svg:height="1.218cm" svg:x="1.409cm" svg:y="0.019cm"><text:p text:style-name="P11">语音编解码</text:p></draw:rect><draw:rect text:anchor-type="paragraph" draw:z-index="20" draw:style-name="gr1" draw:text-style-name="P11" svg:width="2.594cm" svg:height="0.927cm" svg:x="3.791cm" svg:y="0.152cm"><text:p text:style-name="P11">LCD显示模块</text:p></draw:rect><draw:rect text:anchor-type="paragraph" draw:z-index="4" draw:style-name="gr1" draw:text-style-name="P11" svg:width="2.567cm" svg:height="1.244cm" svg:x="12.125cm" svg:y="0.152cm"><text:p text:style-name="P11">时间、经纬度</text:p><text:p text:style-name="P11">信息提取模块</text:p></draw:rect><draw:rect text:anchor-type="paragraph" draw:z-index="17" draw:style-name="gr1" draw:text-style-name="P11" svg:width="2.223cm" svg:height="1.218cm" svg:x="9.267cm" svg:y="0.152cm"><text:p text:style-name="P11">语音编解码</text:p></draw:rect></text:p>
      <text:p text:style-name="Standard"/>
      <text:p text:style-name="Standard"><draw:custom-shape text:anchor-type="paragraph" draw:z-index="24" draw:style-name="gr4" svg:width="0.292cm" svg:height="1.43cm" svg:x="2.521cm" svg:y="0.24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8" draw:style-name="gr4" svg:width="0.292cm" svg:height="1.43cm" svg:x="2.812cm" svg:y="0.24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31" draw:style-name="gr1" draw:text-style-name="P11" svg:width="1.535cm" svg:height="1.086cm" svg:x="0.986cm" svg:y="0.381cm"><text:p text:style-name="P11">语音内容</text:p><text:p text:style-name="P11">识别</text:p></draw:rect><draw:custom-shape text:anchor-type="paragraph" draw:z-index="10" draw:style-name="gr4" svg:width="0.345cm" svg:height="0.689cm" svg:x="13.474cm" svg:y="0.40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7" draw:style-name="gr4" svg:width="0.318cm" svg:height="1.509cm" svg:x="9.929cm" svg:y="0.38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 draw:style-name="gr4" svg:width="0.292cm" svg:height="1.509cm" svg:x="9.638cm" svg:y="0.38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draw:rect text:anchor-type="paragraph" draw:z-index="32" draw:style-name="gr1" draw:text-style-name="P11" svg:width="1.535cm" svg:height="1.086cm" svg:x="10.246cm" svg:y="0.046cm"><text:p text:style-name="P11">语音内容</text:p><text:p text:style-name="P11">识别</text:p></draw:rect><draw:custom-shape text:anchor-type="paragraph" draw:z-index="56" draw:style-name="gr8" svg:width="0.503cm" svg:height="0.477cm" svg:x="3.103cm" svg:y="0.256cm"><text:p>1</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63" draw:style-name="gr8" svg:width="0.503cm" svg:height="0.477cm" svg:x="11.781cm" svg:y="0.362cm"><text:p>8</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48" draw:style-name="gr7" draw:text-style-name="P11" svg:width="0.371cm" svg:height="0.371cm" svg:x="13.818cm" svg:y="0.231cm"><text:p text:style-name="P11">1</text:p><draw:enhanced-geometry svg:viewBox="0 0 21600 21600" draw:type="rectangle" draw:enhanced-path="M 0 0 L 21600 0 21600 21600 0 21600 0 0 Z N"/></draw:custom-shape></text:p>
      <text:p text:style-name="Standard"><draw:rect text:anchor-type="paragraph" draw:z-index="69" draw:style-name="gr1" draw:text-style-name="P11" svg:width="2.329cm" svg:height="1.006cm" svg:x="12.442cm" svg:y="0.199cm"><text:p text:style-name="P11">GPS模块</text:p></draw:rect></text:p>
      <text:p text:style-name="Standard"><draw:rect text:anchor-type="paragraph" draw:z-index="5" draw:style-name="gr1" draw:text-style-name="P11" svg:width="2.223cm" svg:height="1.218cm" svg:x="1.409cm" svg:y="0.217cm"><text:p text:style-name="P11">语音采集、</text:p><text:p text:style-name="P11">播放模块</text:p></draw:rect><draw:rect text:anchor-type="paragraph" draw:z-index="11" draw:style-name="gr1" draw:text-style-name="P11" svg:width="2.223cm" svg:height="1.218cm" svg:x="9.082cm" svg:y="0.402cm"><text:p text:style-name="P11">语音采集、</text:p><text:p text:style-name="P11">播放模块</text:p></draw:rect><draw:rect text:anchor-type="paragraph" draw:z-index="8" draw:style-name="gr3" draw:text-style-name="P11" svg:width="2.197cm" svg:height="1.165cm" svg:x="4.796cm" svg:y="0.48cm"><text:p text:style-name="P11">控制端</text:p><text:p text:style-name="P11">（开发板1）</text:p></draw:rect><draw:rect text:anchor-type="paragraph" draw:z-index="7" draw:style-name="gr3" draw:text-style-name="P11" svg:width="2.197cm" svg:height="0.768cm" svg:x="12.654cm" svg:y="0.891cm"><text:p text:style-name="P11">被控端</text:p><text:p text:style-name="P11">（开发板2）</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Lohit Hindi1" svg:font-family="'Lohit Hindi'"/>
    <style:font-face style:name="宋体" svg:font-family="宋体, SimSun" style:font-pitch="variable"/>
    <style:font-face style:name="黑体" svg:font-family="黑体, SimHei" style:font-pitch="variable"/>
    <style:font-face style:name="DejaVu Serif" svg:font-family="'DejaVu Serif'" style:font-family-generic="roman" style:font-pitch="variable"/>
    <style:font-face style:name="DejaVu Serif1" svg:font-family="'DejaVu Serif', 'MS Mincho'" style:font-family-generic="roman" style:font-pitch="variable"/>
    <style:font-face style:name="DejaVu Sans" svg:font-family="'DejaVu Sans'" style:font-family-generic="swiss" style:font-pitch="variable"/>
    <style:font-face style:name="DejaVu Sans2" svg:font-family="'DejaVu Sans', 'MS PGothic'"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WW8Num2z0" style:family="text">
      <style:text-properties style:font-name="Wingdings" style:font-name-complex="Wingding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bullet text:level="2" text:style-name="WW8Num2z0"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2z0"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2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2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2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2T21:30:07</meta:creation-date>
    <dc:date>2014-02-14T00:02:13</dc:date>
    <meta:editing-duration>PT1H10M18S</meta:editing-duration>
    <meta:editing-cycles>9</meta:editing-cycles>
    <meta:generator>LibreOffice/3.5$Linux_x86 LibreOffice_project/350m1$Build-2</meta:generator>
    <meta:document-statistic meta:table-count="0" meta:image-count="0" meta:object-count="0" meta:page-count="1" meta:paragraph-count="14" meta:word-count="135" meta:character-count="799" meta:non-whitespace-character-count="875"/>
  </office:meta>
</office:document-meta>
</file>